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cm" svg:y="-264.557cm" svg:width="0.041cm" draw:z-index="0">
        <draw:text-box fo:min-height="0.041cm">
          <text:p text:style-name="Text_20_body"/>
        </draw:text-box>
      </draw:frame>
      <text:h text:style-name="Heading_20_1" text:outline-level="1"><text:bookmark text:name="_ref473022322"/><text:bookmark text:name="TI000001900"/>Глава 27. Система взаимодействия</text:h>
      <text:h text:style-name="Heading_20_2" text:outline-level="2"><text:bookmark text:name="_ref486261882"/><text:bookmark text:name="_ref486261881"/><text:bookmark text:name="TI000001901"/><text:bookmark text:name="IssOgl1_27.1_Общая_информация"/>27.1. Общая информация</text:h>
      <text:p text:style-name="Text_20_body">Система взаимодействия ‑ это механизм, позволяющий взаимодействовать между собой клиентским приложениям, серверу и пользователям одной или нескольких информационных баз. Одна информационная база (или область данных), однозначно идентифицируемая системой взаимодействия, называется приложением. Система взаимодействия призвана упростить автоматизацию бизнес-процессов предприятия и предоставляет пользователям приложения простой способ коммуникации в рамках выполнения должностных обязанностей. Пользоваться системой взаимодействия могут только пользователи приложения. При этом не требуется отдельно регистрироваться в системе взаимодействия. Авторизация пользователя в системе взаимодействия осуществляется системой «1С:Предприятие».</text:p>
      <text:p text:style-name="Text_20_body">Взаимодействие может быть:</text:p>
      <text:p text:style-name="Text_20_body">● Не интерактивным ‑ в обмене информацией принимают участие только подсистемы прикладного решения, не предполагающие интерактивного взаимодействия. Такое взаимодействие может происходить в том случае, если необходимо передавать какую-либо информацию между подсистемами прикладного решения во время выполнения какой-либо активности.</text:p>
      <text:p text:style-name="Text_20_body">● Только интерактивным ‑ когда все участники взаимодействия являются живыми людьми. Например, два пользователя обсуждают возможность предоставления скидки контрагенту и ее (скидки) размер.</text:p>
      <text:p text:style-name="Text_20_body">● Смешанным ‑ когда взаимодействие выполняется между живым человеком с одной стороны и подсистемой прикладного решения с другой. Простейшим примером такого взаимодействия является робот, отвечающий на определенные запросы.</text:p>
      <text:p text:style-name="Text_20_body">При интерактивном взаимодействии пользователи приложения могут общаться друг с другом в режиме реального времени с помощью текстовых сообщений и видеозвонков. Под термином «видеозвонок» понимается любой возможный вариант общения двух пользователей, который включает в себя как только голосовой канал общения, так и полноценный видеозвонок (и голосовая информация и изображение). Видеозвонки могут быть только интерактивными (в них участвуют только живые люди).</text:p>
      <text:p text:style-name="Text_20_body">Взаимодействие пользователей осуществляется в рамках обсуждений. Обсуждение ‑ это набор сообщений, связанных одной темой. Темой обсуждения может быть все, что угодно: документ, погода, исполнение какого-либо действия и т. д. Обсуждение может быть двух видов:</text:p>
      <text:p text:style-name="Text_20_body">1. Неконтекстное обсуждение ‑ обсуждение, которое не привязано к объекту информационной базы. В таком обсуждении могут принимать участие любые пользователи приложения, которые выбраны участниками обсуждения. Неконтекстных обсуждений может быть произвольное количество.</text:p>
      <text:p text:style-name="Text_20_body">2. Контекстное обсуждение ‑ это обсуждение, которое привязано к какому-либо объекту приложения. В таком обсуждении могут принимать участие только те пользователи приложения, которые имеют доступ к обсуждаемому объекту. Каждый объект может иметь только одно обсуждение.</text:p>
      <text:p text:style-name="Text_20_body">Доступ к сообщениям возможен с помощью Центра оповещений, элемента Обсуждения панели открытых, специальной панели сообщений в формах объектов системы (для контекстных сообщений) и с помощью программного интерфейса, предоставляемого свойством глобального контекста СистемаВзаимодействия.</text:p>
      <text:p text:style-name="Text_20_body">Система взаимодействия реализована в клиент-серверной архитектуре и состоит из следующих частей:</text:p>
      <text:p text:style-name="Text_20_body">● Клиентская часть системы взаимодействия является составной частью системы «1С:Предприятие».</text:p>
      <text:p text:style-name="Text_20_body">● Серверная часть представляет собой специализированный сервер, представленный сервисом 1cDialog.com или экземпляром продукта 1С:Сервер взаимодействия. Содержимое обсуждений хранится на сервере системы <text:soft-page-break/>взаимодействия. Информация о видеозвонках (включая факты совершения) никак не хранится в системе взаимодействия.</text:p>
      <text:p text:style-name="Text_20_body">Обмен сообщениями между клиентской частью и сервером взаимодействия осуществляется по протоколу WebSocket. Этот протокол обеспечивает защищенную передачу данных, что позволяет безопасно передавать сообщения, с помощью которых общаются пользователи, как в локальной сети, так и через Интернет. Если доступ к серверу системы взаимодействия осуществляется через прокси-сервер, то настройки прокси-сервера получаются из системных настроек операционной системы или из конфигурационного файла inetcfg.xml (подробнее см. <text:a xlink:type="simple" xlink:href="https://its.1c.ru/db/v8313doc/bookmark/adm/TI000000391" office:target-frame-name="_top" xlink:show="replace" text:style-name="Internet_20_link" text:visited-style-name="Visited_20_Internet_20_Link">здесь</text:a>). NTLM-аутентификация на прокси-сервере не поддерживается. Для видеозвонков используется соединение типа «точка-точка» (peer-to-peer), при этом установка соединения происходит через сервер системы взаимодействия.</text:p>
      <text:p text:style-name="Text_20_body">Система «1С:Предприятие» обеспечивает пользовательский интерфейс для обмена сообщениями (любых поддерживаемых видов), а также предоставляет программный интерфейс, позволяющий выполнить некоторые операции, в число которых входят следующие:</text:p>
      <text:p text:style-name="Text_20_body">● зарегистрировать или отменить регистрацию приложения в серверной части системы взаимодействия;</text:p>
      <text:p text:style-name="Text_20_body">● объединять или отменять объединение приложений, а также получать информацию о объединенных приложениях;</text:p>
      <text:p text:style-name="Text_20_body">● получать и устанавливать данные, позволяющие приложению взаимодействовать с сервером системы взаимодействия (данные регистрации);</text:p>
      <text:p text:style-name="Text_20_body">● работать с пользователями системы взаимодействия;</text:p>
      <text:p text:style-name="Text_20_body">● создавать и получать обсуждения и сообщения;</text:p>
      <text:p text:style-name="Text_20_body">● реализовывать специализированные инструменты для работы с сообщениями.</text:p>
      <text:p text:style-name="Text_20_body">Не поддерживается работа с несколькими копиями одной информационной базы. В том случае, если информационная база будет скопирована, то такая база сможет подключиться к сервису, однако при работе будут наблюдаться различные особенности, например:</text:p>
      <text:p text:style-name="Text_20_body">● Обсуждения и оповещения будут доступны во всех копиях информационных базах.</text:p>
      <text:p text:style-name="Text_20_body">● Будут наблюдаться проблемы при работе с контекстными обсуждениями для тех объектов, которые созданы после клонирования оригинальной информационной базы.</text:p>
      <text:p text:style-name="Text_20_body">● Будут наблюдаться проблемы при работе с получателями сообщений в том случае, если пользователи в информационных базах создавались после клонирования.</text:p>
      <text:p text:style-name="Text_20_body">В тоже время, имеется возможность объединить несколько приложений в единое информационное пространство (с точки зрения системы взаимодействия). Для этого необходимо зарегистрировать каждое приложение в системе взаимодействия, а потом объединить необходимые приложения. Объединенные приложения обладают единым списком пользователей (из всех объединенных приложений). При объединении приложений можно указать, каким образом будут сопоставляться пользователи объединяемых приложений.</text:p>
      <text:p text:style-name="Text_20_body">Видеозвонки поддерживаются:</text:p>
      <text:p text:style-name="Text_20_body">● В тонком клиенте: при работе под управлением ОС Windows 7 и старше;</text:p>
      <text:p text:style-name="Text_20_body">● В веб-клиенте:</text:p>
      <text:p text:style-name="Text_20_body">● При работе в веб-браузерах Google Chrome, Mozilla Firefox версии 47 и старше.</text:p>
      <text:p text:style-name="Text_20_body">● При работе в веб-браузере Google Chrome видеозвонки поддерживаются только в том случае, если доступ к информационной базе выполняется по протоколу HTTPS.</text:p>
      <text:h text:style-name="Heading_20_2" text:outline-level="2"><text:bookmark text:name="_ref486261898"/><text:bookmark text:name="_ref486261897"/><text:bookmark text:name="TI000001902"/><text:bookmark text:name="IssOgl1_27.2_Устройство_системы_взаимодействия"/><text:soft-page-break/>27.2. Устройство системы взаимодействия</text:h>
      <text:p text:style-name="Text_20_body">Работа системы взаимодействия построена на клиент-серверном обмене данными между системой «1С:Предприятие» и сервером системы взаимодействия. При этом и клиентское и серверное приложение системы «1С:Предприятие» выступают в роли клиентов сервера системы взаимодействия. Взаимодействие организуется вокруг приложения системы взаимодействия (информационная база или область данных).</text:p>
      <text:p text:style-name="Text_20_body">Чтобы начать использование системы взаимодействия, приложение, пользователи которого будут участвовать в этом взаимодействии, необходимо зарегистрировать в сервисе системы. Во время регистрации приложения в сервисе системы взаимодействия создается (и сохраняется) следующая информация:</text:p>
      <text:p text:style-name="Text_20_body">● Уникальный идентификатор приложения в сервисе. Этот идентификатор сохраняется как в самой информационной базе, так на сервере системы взаимодействия. Этот идентификатор нельзя получить и установить самостоятельно.</text:p>
      <text:p text:style-name="Text_20_body">● Криптографические ключи, которые используются для обеспечения безопасной передачи сообщений между клиентской и серверной частями системы взаимодействия. Эти ключи хранятся как в приложении, так и на сервере системы взаимодействия. Каждая сторона взаимодействия хранит свой набор ключей.</text:p>
      <text:p text:style-name="Text_20_body">● В сервисе также сохраняется имя регистрируемого приложения и адрес электронной почты, который используется при регистрации информационной базы. Адрес электронной почты, который используется при регистрации приложения в сервисе, будет олицетворять абонента сервиса. Один абонент сервиса может зарегистрировать несколько приложений. Этот абонент будет считаться владельцем абонента.</text:p>
      <text:p text:style-name="Text_20_body">В дальнейшем адрес сервиса взаимодействия, имя приложения, электронная почта и код активации (совокупно) будут называться «параметры регистрации приложения в сервисе». В тоже время параметры регистрации приложения в сервисе, идентификатор приложения в сервисе и криптографические ключи, используемые для обмена, будут совокупно называться «данными регистрации приложения».</text:p>
      <text:p text:style-name="Text_20_body">Для того чтобы прекратить работу системы взаимодействия, необходимо выполнить отмену регистрации приложения в сервисе. В этом случае в приложении удаляются криптографические ключи, используемые для обеспечения обмена и, как следствие, обмен сообщениями становится невозможным. При повторной регистрации того же приложения будет создана новая пара ключей. В результате обмен сообщениями будет восстановлен и станет доступна вся история сообщений. Для корректного восстановления обмена сообщениями важно, чтобы у приложения остался неизменным уникальный идентификатор этого приложения в сервисе. Если это правило нарушено ‑ восстановить доступ к истории сообщений будет невозможно.</text:p>
      <text:p text:style-name="Text_20_body">Для того чтобы приложение смогло зарегистрироваться в сервисе системы взаимодействия, в нем должны быть заданы пользователи. В противном случае приложение не сможет зарегистрироваться в сервисе и, как следствие, в нем будет невозможно использовать возможности системы взаимодействия. В процессе обмена информацией могут принимать участие только те пользователи приложения, которые зарегистрированы в сервисе взаимодействия. Для каждого пользователя приложения создается парный пользователь в системе взаимодействия. Создание такого пользователя выполняется при первой аутентификации пользователя приложения после регистрации этого приложения в сервере системы взаимодействия или с помощью методов встроенного языка. При последующих аутентификациях пользователя, в системе взаимодействия автоматически актуализируются имя и полное имя пользователя информационной базы. Сопоставление пользователей (приложения и сервиса взаимодействия) выполняется по уникальному идентификатору пользователя информационной базы системы «1С:Предприятие». Если требуется другой алгоритм синхронизации списка пользователей ‑ прикладной разработчик должен реализовать его самостоятельно.</text:p>
      <text:h text:style-name="Heading_20_2" text:outline-level="2"><text:bookmark text:name="TI000001954"/><text:bookmark text:name="IssOgl1_27.3_Интерактивное_взаимодействие"/><text:soft-page-break/>27.3. Интерактивное взаимодействие</text:h>
      <text:h text:style-name="Heading_20_3" text:outline-level="3"><text:bookmark text:name="TI000001903"/><text:bookmark text:name="IssOgl2_27.3.1_Параметры_пользователей"/>27.3.1. Параметры пользователей</text:h>
      <text:p text:style-name="Text_20_body">После подключения приложения к сервису взаимодействия, появляется возможность указания дополнительных параметров для пользователя, который зарегистрирован в системе взаимодействия.</text:p>
      <text:p text:style-name="Text_20_body">Поддерживается хранение полного имени пользователя, картинки (аватара), телефонного номера и адреса электронной почты.</text:p>
      <text:h text:style-name="Heading_20_3" text:outline-level="3"><text:bookmark text:name="TI000001904"/><text:bookmark text:name="IssOgl2_27.3.2_Виды_обсуждений"/>27.3.2. Виды обсуждений</text:h>
      <text:h text:style-name="Heading_20_4" text:outline-level="4"><text:bookmark text:name="_ref511909085"/><text:bookmark text:name="TI000001905"/><text:bookmark text:name="IssOgl3_27.3.2.1_Неконтекстные_обсуждения"/>27.3.2.1. Неконтекстные обсуждения</text:h>
      <text:p text:style-name="Text_20_body">Неконтекстные обсуждения не привязаны к каким-либо объектам приложения. Любой пользователь может создать произвольное количество таких обсуждений. Неконтекстные обсуждения могут быть двух видов: с любым количеством участников (вариант «группового обсуждения») и только с двумя участниками (вариант «один на один»). При создании обсуждения его участниками являются пользователь, создавший обсуждение, и те пользователи, которых он указал при создании обсуждения. В дальнейшем любой участник обсуждения может:</text:p>
      <text:p text:style-name="Text_20_body">● просматривать сообщения обсуждения;</text:p>
      <text:p text:style-name="Text_20_body">● добавлять сообщения в обсуждение;</text:p>
      <text:p text:style-name="Text_20_body">● следующие возможности доступны только для группового обсуждения (и недоступны для обсуждений «один на один»):</text:p>
      <text:p text:style-name="Text_20_body">● изменять название (тему) обсуждения;</text:p>
      <text:p text:style-name="Text_20_body">● добавлять новых участников обсуждения (любых пользователей информационной базы);</text:p>
      <text:p text:style-name="Text_20_body">● покинуть обсуждение.</text:p>
      <text:p text:style-name="Text_20_body">Если обсуждение покидает последний участник, то обсуждение становится недоступным. При этом на сервере взаимодействия содержимое обсуждений сохраняется. Неконтекстное обсуждение видимо только для участников обсуждения.</text:p>
      <text:p text:style-name="Text_20_body">Создание неконтекстного обсуждения выполняется из основной формы системы взаимодействия, которая становится доступной после регистрации приложения в сервисе взаимодействия.</text:p>
      <text:p text:style-name="Text_20_body">Основная форма системы взаимодействия всегда является второй (после начальной страницы) формой в панели открытых. Эту форму нельзя закрыть и перетащить в другое место панели. Если в прикладном решении отсутствует начальная страница, основная форма системы взаимодействия становится первой формой в панели открытых.</text:p>
      <text:p text:style-name="Text_20_body">При создании нового обсуждения предлагается указать тему сообщения и участников. Инициатор обсуждения автоматически добавляется в список участников.</text:p>
      <text:p text:style-name="Text_20_body">Для создания обсуждения «один на один» необходимо в строке поиска формы Обсуждения указать пользователя, с которым необходимо создать обсуждение. Для таких обсуждений не указывается тема и состав участников. Тема обсуждения «один на один» не может быть задана, а состав участников автоматически формируется системой.</text:p>
      <text:p text:style-name="Text_20_body">В списке обсуждений показываются все неконтекстные обсуждения, по которым для пользователя есть уведомления. Если таких обсуждений меньше 50, то список дополняется неконтекстными обсуждениями, в которых пользователь является участником, и по которым для пользователя нет уведомлений. Эти обсуждения <text:soft-page-break/>добавляются в список в порядке убывания даты последнего сообщения в обсуждении, пока размер списка не достигнет 50 элементов.</text:p>
      <text:p text:style-name="Text_20_body">Поиск в списке обсуждений работает по темам обсуждений и именам пользователей. Поиск в списке сообщений работает только по сообщениям выбранного обсуждения. Не поддерживается возможность поиска обсуждения по тексту сообщений.</text:p>
      <text:p text:style-name="Text_20_body">При появлении в обсуждении новых сообщений, участники обсуждения получают оповещения.</text:p>
      <text:h text:style-name="Heading_20_4" text:outline-level="4"><text:bookmark text:name="TI000001906"/><text:bookmark text:name="IssOgl3_27.3.2.2_Контекстные_обсуждения"/>27.3.2.2. Контекстные обсуждения</text:h>
      <text:p text:style-name="Text_20_body">Контекстные обсуждения (как уже было сказано ранее) привязаны к объектам приложения. Если приложение подключено к сервису взаимодействия, то для форм элементов ссылочных типов и форм записей регистров сведений, становится доступна команда формы Обсуждение. Для каждого объекта существует только одно контекстное обсуждение. В обсуждении могут принимать участие все пользователи приложения (или приложений), которые имеют право Чтение для обсуждаемого объекта.</text:p>
      <text:p text:style-name="Text_20_body">Контекстное обсуждение выполняется в форме обсуждаемого объекта (в правой части). Такое обсуждение не имеет заголовка. Открытие и закрытие списка сообщений выполняется циклическим нажатием кнопки Обсуждение.</text:p>
      <text:p text:style-name="Text_20_body">Несмотря на то, что в обсуждении по умолчанию могут принимать участие все пользователи приложения (с соответствующими правами), при создании сообщения в контекстном обсуждении имеется возможность выбрать адресатов сообщения. В данном случае адресаты выбираются для того, чтобы отобразить им оповещения о новом сообщении. Остальные пользователи получат оповещение только в том случае, если они подпишутся на получение оповещений о новых сообщениях в этом обсуждении.</text:p>
      <text:p text:style-name="Text_20_body">Команда Обсуждение не выводится в формах, которые блокируют окно владельца или весь интерфейс. Эти формы обычно используются для отображения и редактирования данных, не имеющих самостоятельного прикладного значения, поэтому механизм обсуждений для них не предусмотрен.</text:p>
      <text:p text:style-name="Text_20_body">Для форм, которые не блокируют окно владельца или интерфейс приложения, имеется возможность управлять доступностью команды Обсуждение в форме. Управление осуществляется с помощью свойства управляемой формы ОтображениеОбсуждений. Установка данного свойства в значение Не отображать приведет к тому, что команда Обсуждение не будет доступна в форме.</text:p>
      <text:p text:style-name="Text_20_body">Следует, однако, учитывать, что контекстное обсуждение доступно только в той форме, навигационная ссылка которой указывает на данные, которые хранятся в информационной базе, или команду.</text:p>
      <text:p text:style-name="Text_20_body">Смотри также:</text:p>
      <text:p text:style-name="Text_20_body">● Права доступа (см. <text:a xlink:type="simple" xlink:href="https://its.1c.ru/db/content/v8313doc/src/руководство%20разработчика/приложение%206.%20описание%20прав%20доступа.htm?_=1542379434#_ref512249524" text:style-name="Internet_20_link" text:visited-style-name="Visited_20_Internet_20_Link">здесь</text:a>).</text:p>
      <text:h text:style-name="Heading_20_3" text:outline-level="3"><text:bookmark text:name="TI000001907"/><text:bookmark text:name="IssOgl2_27.3.3_Виды_сообщений"/>27.3.3. Виды сообщений</text:h>
      <text:h text:style-name="Heading_20_4" text:outline-level="4"><text:bookmark text:name="_ref486262060"/><text:bookmark text:name="_ref486262059"/><text:bookmark text:name="TI000001908"/><text:bookmark text:name="IssOgl3_27.3.3.1_Текстовые_сообщения"/>27.3.3.1. Текстовые сообщения</text:h>
      <text:p text:style-name="Text_20_body">Основным механизмом в системе взаимодействия считается обмен текстовыми сообщениями. Текстовые сообщения ‑ это простой текст, в котором недоступно никакое оформление. Размер текстового сообщения ограничен значением 4 000 символов.</text:p>
      <text:h text:style-name="Heading_20_4" text:outline-level="4"><text:bookmark text:name="TI000001909"/><text:bookmark text:name="IssOgl3_27.3.3.2_Видеозвонки"/>27.3.3.2. Видеозвонки</text:h>
      <text:p text:style-name="Text_20_body">Для использования видеозвонков должны быть выполнены следующие требования:</text:p>
      <text:p text:style-name="Text_20_body">1. Сервер взаимодействия должен разрешать видеозвонки для абонента, который выполнял регистрацию приложения.</text:p>
      <text:p text:style-name="Text_20_body"><text:soft-page-break/>2. Клиентское приложение, которое применяется для доступа к приложению, позволяет использовать видеозвонки.</text:p>
      <text:p text:style-name="Text_20_body">3. Компьютеры пользователей ‑ участников видеозвонка должны быть оснащены микрофонами и динамиками. При наличии видеокамеры у участника видеозвонка обеспечивается показ изображения видеокамеры другому участнику видеозвонка.</text:p>
      <text:p text:style-name="Text_20_body">В системе взаимодействия поддерживаются видеозвонки только с двумя участниками.</text:p>
      <text:h text:style-name="Heading_20_3" text:outline-level="3"><text:bookmark text:name="_ref486262075"/><text:bookmark text:name="_ref486262074"/><text:bookmark text:name="TI000001910"/><text:bookmark text:name="IssOgl2_27.3.4_Оповещения"/>27.3.4. Оповещения</text:h>
      <text:p text:style-name="Text_20_body">Для информирования пользователей о новых сообщениях, система взаимодействия использует оповещения. Оповещение формируется для каждого нового сообщения в рамках каждого обсуждения. Оповещения направляются:</text:p>
      <text:p text:style-name="Text_20_body">● при добавлении сообщения в неконтекстное обсуждение ‑ всем участникам обсуждения, кроме автора сообщения;</text:p>
      <text:p text:style-name="Text_20_body">● при добавлении сообщения в контекстное обсуждение ‑ всем пользователям, которых автор сообщения указал в качестве адресатов, а также пользователям, включившим режим наблюдения для этого контекстного обсуждения;</text:p>
      <text:p text:style-name="Text_20_body">● при пропущенном видеозвонке ‑ пользователю, пропустившему видеозвонок.</text:p>
      <text:h text:style-name="Heading_20_2" text:outline-level="2"><text:bookmark text:name="_ref486261931"/><text:bookmark text:name="_ref486262171"/><text:bookmark text:name="TI000001955"/><text:bookmark text:name="IssOgl1_27.4_Не_интерактивное_взаимодействие"/>27.4. Не интерактивное взаимодействие</text:h>
      <text:h text:style-name="Heading_20_3" text:outline-level="3"><text:bookmark text:name="TI000001956"/><text:bookmark text:name="IssOgl2_27.4.1_Общая_информация"/>27.4.1. Общая информация</text:h>
      <text:p text:style-name="Text_20_body">Большинство операций, выполняемых с использованием системы взаимодействия, можно выполнить интерактивно или с использованием методов встроенного языка. В данном разделе будут рассмотрены примеры реализации тех или иных возможностей работы с системой взаимодействия.</text:p>
      <text:p text:style-name="Text_20_body">Внимание! Примеры, приведенные в данном разделе, не являются законченными, а служат лишь для иллюстрации работы описываемых механизмов.</text:p>
      <text:p text:style-name="Text_20_body">Для доступа к программному интерфейсу системы взаимодействия предназначен менеджер системы взаимодействия, который представлен свойством глобального контекста СистемаВзаимодействия. Для вызова какого-либо метода следует указывать СистемаВзаимодействия.ИмяМетода(). Однако для упрощения текста, во время описания того или иного метода префикс СистемаВзаимодействия. будет опускаться. Примеры, естественно, будут содержать корректный синтаксис вызова.</text:p>
      <text:h text:style-name="Heading_20_3" text:outline-level="3"><text:bookmark text:name="TI000001957"/><text:bookmark text:name="IssOgl2_27.4.2_Регистрация_отмена_регистрации_приложения"/>27.4.2. Регистрация/отмена регистрации приложения</text:h>
      <text:p text:style-name="Text_20_body">Для выполнения регистрации приложения на сервере системы взаимодействия служит метод НачатьРегистрациюИнформационнойБазы(). В качестве параметров метода передаются параметры регистрации (с помощью объекта ПараметрыРегистрацииИнформационнойБазыСистемыВзаимодействия) и обработчики обратного вызова для обработки успешного прохождения этапов регистрации и для обработки ошибок, которые могут возникнуть в процессе регистрации. Эти обработчики передаются с помощью объекта ОписаниеОповещения.</text:p>
      <text:p text:style-name="Text_20_body">Собственно регистрация выполняется за несколько шагов:</text:p>
      <text:p text:style-name="Text_20_body">1. На первом шаге на сервер системы взаимодействия передаются параметры регистрируемого приложения. Для этого необходимо заполнить свойства АдресЭлектроннойПочты и АдресСервера объекта ПараметрыРегистрацииИнформационнойБазыСистемыВзаимодействия и вызвать метод НачатьРегистрациюИнформационнойБазы().</text:p>
      <text:p text:style-name="Text_20_body"><text:soft-page-break/>2. На следующем шаге сервер системы взаимодействия присылает на адрес электронной почты, который был указан на предыдущем шаге, письмо с кодом активации.</text:p>
      <text:p text:style-name="Text_20_body">3. На последнем шаге необходимо повторить вызов метода НачатьРегистрациюИнформационнойБазы(), но кроме свойств АдресЭлектроннойПочты и АдресСервера, следует заполнить также свойство КодАктивации. В это свойство следует поместить значение, которое пришло в электронном письме от сервера системы взаимодействия.</text:p>
      <text:p text:style-name="Text_20_body">В качестве адреса сервера системы взаимодействия может выступать адрес сервера 1cDialog.com (wss://1cdialog.com:443) или адрес самостоятельно развернутого сервера системы взаимодействия. Документация по развертыванию сервера системы взаимодействия находится по адресу <text:a xlink:type="simple" xlink:href="https://its.1c.ru/db/cs20" office:target-frame-name="_top" xlink:show="replace" text:style-name="Internet_20_link" text:visited-style-name="Visited_20_Internet_20_Link">https://its.1c.ru/db/cs20</text:a>.</text:p>
      <text:p text:style-name="Text_20_body">4. Если никаких ошибок не происходило, то к этому моменту регистрация успешно завершена. Если при вызовах метода регистрации происходили какие-либо ошибки, то были вызваны соответствующие обработчики ошибочных ситуаций, которые передавались в метод НачатьРегистрациюИнформационнойБазы(). После окончания регистрации сформированы и сохранены все криптографические ключи, которые необходимы для работы с системой взаимодействия.</text:p>
      <text:p text:style-name="Text_20_body">Свойство ПараметрыРегистрацииИнформационнойБазыСистемыВзаимодействия.ИмяИнформационнойБазы служит для того, чтобы указать представление регистрируемого приложения.</text:p>
      <text:p text:style-name="Text_20_body">Чтобы отказаться от регистрации приложения в сервисе, следует использовать метод НачатьОтменуРегистрацииИнформационнойБазы(). После успешного завершения работы метода пользователи текущего приложения не смогут пользоваться системой взаимодействия. В частности, будут удалены все необходимые криптографические ключи. Однако если выполнить повторную регистрацию приложения, то работа с системой взаимодействия будет восстановлена и будет восстановлен доступ ко всей переписке, которая была сформирована до отключения.</text:p>
      <text:p text:style-name="Text_20_body">Для полного отключения приложение от сервиса взаимодействия (включая потерю доступа ко всей переписке, сформированной при работе в приложении), следует воспользоваться методом УстановитьДанныеРегистрацииИнформационнойБазы(), куда в качестве данных регистрации передать значение Неопределено. После выполнения такого действия регистрация приложения отменяется, и доступ к сообщениям теряется безвозвратно.</text:p>
      <text:p text:style-name="Text_20_body">У метода УстановитьДанныеРегистрацииИнформационнойБазы() существует парный метод (ПолучитьДанныеРегистрацииИнформационнойБазы()), который позволяет получить всю информацию о подключении к серверу системы взаимодействия в виде единого объекта. Данный объект содержит всю информацию, которая указывалась при регистрации, а также все криптографические ключи, которые используются для работы с сервером системы взаимодействия. Если передать эти данные в качестве параметра метода УстановитьДанныеРегистрацииИнформационнойБазы(), то система взаимодействия будет считать приложение, в которой было выполнено это действие, полностью эквивалентной тому приложению, в котором были получены данные, использованные для установки. Поэтому основное предназначение пары методов Получить/УстановитьДанныеРегистрацииИнформационнойБазы() ‑ это миграция области данных между различными базами данных.</text:p>
      <text:p text:style-name="Text_20_body">Последнее, о чем стоит упомянуть в контексте регистрации приложения в сервисе взаимодействия, это проверка взаимодействаия приложения и сервера взаимодействия. Для этого существуют два метода:</text:p>
      <text:p text:style-name="Text_20_body">● Метод ИнформационнаяБазаЗарегистрирована() проверяет, что приложение зарегистрировано в сервисе и эта регистрация не отключена.</text:p>
      <text:p text:style-name="Text_20_body">● Метод ИспользованиеДоступно() проверяет, что приложение зарегистрировано в сервисе, регистрация не отключена и в приложении есть пользователи.</text:p>
      <text:h text:style-name="Heading_20_3" text:outline-level="3"><text:bookmark text:name="_ref512516864"/><text:bookmark text:name="_ref512516863"/><text:bookmark text:name="TI000001958"/><text:bookmark text:name="IssOgl2_27.4.3_Работа_с_пользователями"/><text:soft-page-break/>27.4.3. Работа с пользователями</text:h>
      <text:p text:style-name="Text_20_body">После того, как выполнена регистрация приложения в сервисе взаимодействия, можно выполнить синхронизацию списка пользователей между пользователями приложения и пользователями системы взаимодействия. Для выполнения этой операции платформа предоставляет целый набор методов.</text:p>
      <text:p text:style-name="Text_20_body">Текущий пользователь уже создан в системе взаимодействия ‑ это происходит автоматически, при первом интерактивном входе в систему «1С:Предприятие» после регистрации приложения в сервисе. Но может потребоваться перенести всех существующих пользователей приложения в сервис сразу после регистрации. Для этого следует воспользоваться методом СоздатьПользователя(). В качестве параметра метода выступает объект ПользовательИнформационнойБазы. Для получения списка пользователей информационной базы можно использовать метод ПользователиИнформационнойБазы.ПолучитьПользователей().</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УстановитьПривилегированныйРежим(Истина);</text:p>
      <text:p text:style-name="Preformatted_20_Text">ПользователиИБ = ПользователиИнформационнойБазы.ПолучитьПользователей();</text:p>
      <text:p text:style-name="Preformatted_20_Text">Для каждого ПользовательИБ Из ПользователиИБ Цикл</text:p>
      <text:p text:style-name="Preformatted_20_Text"><text:s text:c="4"/>Попытка</text:p>
      <text:p text:style-name="Preformatted_20_Text"><text:s text:c="8"/>ИдентификаторПользователяСВ = СистемаВзаимодействия.ПолучитьИдентификаторПользователя(ПользовательИБ.УникальныйИдентификатор);</text:p>
      <text:p text:style-name="Preformatted_20_Text"><text:s text:c="4"/>Исключение</text:p>
      <text:p text:style-name="Preformatted_20_Text"><text:s text:c="8"/>ПользовательСВ = СистемаВзаимодействия.СоздатьПользователя(ПользовательИБ);</text:p>
      <text:p text:style-name="Preformatted_20_Text"><text:s text:c="8"/>// возможно дозаполнение свойств пользователя системы взаимодействия</text:p>
      <text:p text:style-name="Preformatted_20_Text"><text:s text:c="8"/>ПользовательСВ.Записать();</text:p>
      <text:p text:style-name="Preformatted_20_Text"><text:s text:c="4"/>КонецПопытки;</text:p>
      <text:p text:style-name="Preformatted_20_Text">КонецЦикла;</text:p>
      <text:p text:style-name="P1">УстановитьПривилегированныйРежим(Ложь);</text:p>
      <text:p text:style-name="Text_20_body">В данном примере выполняется попытка получения идентификатора пользователя системы взаимодействия для каждого пользователя приложения. Если пользователь приложения еще не создавался в системе взаимодействия ‑ будет сгенерировано исключение. В этом случае на основании пользователя приложения будет создан пользователь системы взаимодействия.</text:p>
      <text:p text:style-name="Text_20_body">При работе с пользователями системы взаимодействия следует обратить внимание на свойство КлючСопоставления. Данное свойство может использовать для сопоставления пользователей при объединении приложений.</text:p>
      <text:p text:style-name="Text_20_body">Смотри также:</text:p>
      <text:p text:style-name="Text_20_body">● Совместное использование приложений (см. <text:a xlink:type="simple" xlink:href="https://its.1c.ru/db/content/v8313doc/src/руководство%20разработчика/глава%2027.%20система%20взаимодействия.htm?_=1542379434#_ref512354356" text:style-name="Internet_20_link" text:visited-style-name="Visited_20_Internet_20_Link">здесь</text:a>).</text:p>
      <text:h text:style-name="Heading_20_3" text:outline-level="3"><text:bookmark text:name="TI000001959"/><text:bookmark text:name="IssOgl2_27.4.4_Работа_с_обсуждениями"/>27.4.4. Работа с обсуждениями</text:h>
      <text:h text:style-name="Heading_20_4" text:outline-level="4"><text:bookmark text:name="_ref512517036"/><text:bookmark text:name="TI000001960"/><text:bookmark text:name="IssOgl3_27.4.4.1_Базовые_возможности"/>27.4.4.1. Базовые возможности</text:h>
      <text:p text:style-name="Text_20_body">Для работы с обсуждением необходимо это обсуждение создать. Для этого предназначен метод СоздатьОбсуждение(). В результате работы метода создается объект, с помощью которого имеется возможность настраивать обсуждение и работать с ним. Созданное обсуждение еще не записано. Для записи следует явным образом вызвать метод Записать() созданного объекта. Рассмотрим некоторые свойства создаваемого обсуждения.</text:p>
      <text:p text:style-name="Text_20_body">Свойство Идентификатор необходимо для однозначной идентификации обсуждения. В частности, для создания сообщения (методом СоздатьСообщение()) необходимо знать, в какое обсуждение это сообщение попадет. Идентификация обсуждения выполняется с помощью свойства Идентификатор.</text:p>
      <text:p text:style-name="Text_20_body">Свойство Ключ позволяет использовать для идентификации обсуждения любой уникальный идентификатор, который, например, можно предусмотреть заранее. Так, если обсуждение используется для коммуникации <text:soft-page-break/>между сервером и клиентом, то для идентификации требуемого обсуждения можно создать ключ обсуждения на этапе разработки прикладного решения, и потом везде использовать этот ключ для получения обсуждения. Ключ обсуждения нельзя изменить для уже записанного обсуждения.</text:p>
      <text:p text:style-name="Text_20_body">Существенное отличие между свойствами Идентификатор и Ключ заключается в том, что Идентификатор становится известен в момент записи обсуждения, а Ключ можно определить заранее, до записи обсуждения.</text:p>
      <text:p text:style-name="Text_20_body">Управление доступностью обсуждения для интерактивной работы с ним выполняется с помощью свойства Отображаемое. Если данное свойство установлено в значение Истина, то такое обсуждение будет доступно в основной форме обсуждений и пользователи смогут работать с этим обсуждением. Соответственно, если свойство установлено в значение Ложь, то такое обсуждение будет недоступно для интерактивной работы и доступ к такому обсуждению будет возможен только через программный интерфейс. Контекстное обсуждение следует всегда создавать так, чтобы свойство Отображаемое было установлено в значение Истина.</text:p>
      <text:p text:style-name="Text_20_body">Свойство КонтекстОбсуждения управляет тем, какой вид обсуждения будет создаваться: контекстное или неконтекстное. Данное свойство доступно для записи только для нового обсуждения. После записи сменить тип обсуждения уже невозможно. Также надо помнить, что у объекта может быть только одно контекстное обсуждение.</text:p>
      <text:p text:style-name="Text_20_body">Когда создается неконтекстное обсуждение, свойство Групповое позволяет указать, какое количество участников будет у обсуждения. Если свойство Групповое установлено в значение Истина, то у обсуждения может быть произвольное количество участников. Если это свойство установлено в значение Ложь, то участников всегда два: автор обсуждения и один его собеседник.</text:p>
      <text:p text:style-name="Text_20_body">С помощью свойства Участники задается перечень пользователей, которые будут иметь доступ к созданному неконтекстному(!) обсуждению. Если в качестве списка участников будет задано значение СистемаВзаимодействия.СтандартныеПользователи.ВсеПользователиПриложения, то к данному обсуждению будут иметь доступ все пользователи. Если состав участников не задан для неконтекстного обсуждения, то оно будет недоступно для всех пользователей системы. Доступ к контекстному обсуждению регулируется правом Чтение на объект контекста (свойство КонтекстОбсуждения). При создании контекстного обсуждения значение свойства Участники устанавливать не следует. При создании обсуждения «один на один»:</text:p>
      <text:p text:style-name="Text_20_body">● не допускается использование значения СистемаВзаимодействия.СтандартныеПользователи.ВсеПользователиПриложения в списке участников;</text:p>
      <text:p text:style-name="Text_20_body">● размер списка участников должен быть равен 2.</text:p>
      <text:p text:style-name="Text_20_body">Как уже было сказано выше, для того, чтобы создать сообщение ‑ необходимо знать идентификатор обсуждения, в которое данное сообщение попадет. Метод СоздатьСообщение() формирует объект, который необходимо заполнить данными и записать. Для созданного сообщения свойства Дата и Автор заполняются автоматически. Для изменения этих свойств требуется переход в привилегированный режим. После записи новое сообщение будет «отправлено» участникам. Более подробно рассмотрим свойства сообщения.</text:p>
      <text:p text:style-name="Text_20_body">Свойство Идентификатор является уникальным идентификатором созданного сообщения. Позволяет уникально идентифицировать каждое сообщение в системе.</text:p>
      <text:p text:style-name="Text_20_body">Свойство Обсуждение прикрепляет сообщение к какому-либо существующему обсуждению. Невозможно создать сообщение, которое не связано с каким-либо обсуждением.</text:p>
      <text:p text:style-name="Text_20_body">Свойство Данные позволяет прикрепить к сообщению произвольные данные. У этих данных имеется два ограничения: прикрепляемые данные должны поддерживать XDTO-сериализацию и объем данных в сериализованном виде не может превышать 100 Кбайт. Это свойство недоступно из пользовательского интерфейса. Данное свойство имеет смысл использовать в том случае, когда обсуждение используется как технологическое, для взаимодействия различных подсистем прикладного решения.</text:p>
      <text:p text:style-name="Text_20_body"><text:soft-page-break/>С помощью свойства Получатели предоставляется возможность задавать, какие пользователи получат оповещение о сообщении для отображаемого контекстного сообщения. Это свойство не определяет доступность сообщения!</text:p>
      <text:p text:style-name="Text_20_body">Если сообщение отправляется в отображаемое обсуждение, то с помощью свойства Действия можно задать перечень «команд», которые будут отображаться в форме сообщения. Выбор таких команд будет приводить к переходу по гиперссылке или к вызову соответствующего клиентского обработчика. С помощью этой возможности можно, например, реализовывать фиксированный список ответов робота в специальном обсуждении.</text:p>
      <text:p text:style-name="Text_20_body">Следует помнить, что во всех случаях, когда требуется указание ссылки на обсуждение (при создании сообщения, при подключении какого-либо обработчика и т. д.), это обсуждение должно существовать к моменту указания ссылки. При этом не важно, каким образом будет выполняться идентификация обсуждения. Важно, что моменту выполнения требуемого действия, обсуждение, на которое требуется ссылка, уже существовало в базе данных системы взаимодействия.</text:p>
      <text:h text:style-name="Heading_20_4" text:outline-level="4"><text:bookmark text:name="TI000001961"/><text:bookmark text:name="IssOgl3_27.4.4.2_Поиск_обсуждений_и_сообщений"/>27.4.4.2. Поиск обсуждений и сообщений</text:h>
      <text:p text:style-name="Text_20_body">В процессе работы может возникать необходимость поиска (или получения) какого-либо конкретного обсуждения. Например, через обсуждение с известным ключом выполняется передача данных о длительном процессе, выполняемом на сервере. Получение конкретного обсуждения может выполняться несколькими способами:</text:p>
      <text:p text:style-name="Text_20_body">1. По идентификатору обсуждения (метод ПолучитьОбсуждение()). В этом случае получается конкретное обсуждение.</text:p>
      <text:p text:style-name="Text_20_body">2. По ключу обсуждения (другой вариант метода ПолучитьОбсуждение()). В этом случае также получается конкретное обсуждение.</text:p>
      <text:p text:style-name="Text_20_body">3. С помощью отбора (метод ПолучитьОбсуждения()). В этом случае получается список обсуждений, которые соответствуют критериям отбора. Результат выполнения метода может включать и несколько обсуждений и их пустой список.</text:p>
      <text:p text:style-name="Text_20_body">Также система предоставляет возможность получения списка сообщений по некоторым критериям. Для этого предназначен метод ПолучитьСообщения(). Результатом выполнения метода выступает массив сообщений, которые удовлетворяют указанным (в параметре отбора) критериям.</text:p>
      <text:h text:style-name="Heading_20_4" text:outline-level="4"><text:bookmark text:name="TI000001962"/><text:bookmark text:name="IssOgl3_27.4.4.3_Расширенные_возможности"/>27.4.4.3. Расширенные возможности</text:h>
      <text:h text:style-name="Heading_20_5" text:outline-level="5"><text:bookmark text:name="TI000002047"/><text:bookmark text:name="IssOgl4_27.4.4.3.1_Общая_информация"/>27.4.4.3.1. Общая информация</text:h>
      <text:p text:style-name="Text_20_body">Прикладное решение может включать возможности автоматического ответа в некоторые обсуждения или может требовать реакции на данные, которые поступают с сервера «1С:Предприятия». Для того чтобы реализовать это, нужно иметь возможность реагировать на изменения, которые происходят в обсуждениях. Тогда прикладное решение может оперативно обрабатывать новые сообщения в обсуждениях и адекватно на них реагировать.</text:p>
      <text:p text:style-name="Text_20_body">Такое поведение можно условно разделить на две больших класса задач:</text:p>
      <text:p text:style-name="Text_20_body">● реализация автоматической реакции на не интерактивные сообщения;</text:p>
      <text:p text:style-name="Text_20_body">● реализация автоматической реакции на интерактивные сообщения пользователя.</text:p>
      <text:p text:style-name="Text_20_body">Реакция на сообщения реализуется путем подписки клиентского приложения на появление новых сообщений в каком-либо обсуждении. В данный класс задач могут попадать следующие задачи: оповещения клиентского приложения о выполнении некоторых служебных действий (например, перезапуск клиентского приложения), отображение состояния выполнения длительных задач, выполняемых на сервере и т. д. Подключение обработчика новых сообщений выполняется с помощью метода <text:soft-page-break/>НачатьПодключениеОбработчикаНовыхСообщений(). Для выполнения этой операции необходимо знать, каким образом идентифицировать обсуждение, на которое подписывается клиентское приложение. Вопрос однозначной идентификации обсуждения (и сообщения, на которое требуется среагировать) очень сильно зависит от специфики реализуемого алгоритма. Перед тем, как выбрать конкретную схему реализации, рекомендуется ответить на несколько очень простых вопросов, которые позволят более четко понять, каким образом будет выполняться взаимодействие. Рассмотрим эти вопросы подробнее:</text:p>
      <text:p text:style-name="Text_20_body">1. Что мы хотим сделать? Ответ на этот вопрос позволит определить, каким образом будет передаваться указание на выполняемое действие. Действие можно передать с помощью следующих свойств объекта СообщениеСистемыВзаимодействия: Данные, Текст или с помощью свойства ОбсуждениеСистемыВзаимодействия.Ключ.</text:p>
      <text:p text:style-name="Text_20_body">2. Кто будет выполняться требуемое действие? Ответ на этот вопрос определяет адресацию выполняемого действия. Адресация может быть реализована следующими способами:</text:p>
      <text:p text:style-name="Text_20_body">● свойства Получатели или Данные объекта СообщениеСистемыВзаимодействия;</text:p>
      <text:p text:style-name="Text_20_body">● свойства Участники или Ключ объекта ОбсуждениеСистемыВзаимодействия.</text:p>
      <text:p text:style-name="Text_20_body">3. Каким образом будет параметризоваться выполняемое действие? Выполняемые действия могут быть простыми и однозначными. Простейший пример ‑ необходимость выполнить перезапуск клиентского приложения в момент получения команды на это. В то же время, действия могут требовать некоторых параметров. Например, требуется выполнить перезапуск клиентского приложения в некоторое время или по какому-то условию. В этом случае параметры действия можно передавать с помощью свойств Данные и Текст объекта СообщениеСистемыВзаимодействия.</text:p>
      <text:p text:style-name="Text_20_body">Рассмотрим несколько подробнее ответы на указанные вопросы.</text:p>
      <text:p text:style-name="Text_20_body">На способ выдачи команд может существенно влиять выполняемая задача: реализуется обработка сообщений в интерактивном или не интерактивном обсуждении. Так, если рассматривается реакция на интерактивные команды, то логично предположить, что команды будут вводиться пользователем с помощью текстовых сообщений (свойство СообщениеСистемыВзаимодействия.Текст), а для не интерактивного взаимодействия лучше подходят свойства СообщениеСистемыВзаимодействия.Данные или ОбсуждениеСистемыВзаимодействия.Ключ. При этом работа через свойство сообщения Данные выглядит достаточно оптимальным способом передачи данных, т. к. обеспечивает структурированность передаваемой информации и позволяет более формально описать контракт, по которому взаимодействуют отправитель и получатель сообщений.</text:p>
      <text:p text:style-name="Text_20_body">Очевидно, что программная обработка сообщений подразумевает подписку на появление новых сообщений. Т.к. система не позволяет подписаться на новые сообщения всех обсуждений, то необходимо определить, какое обсуждение следует обрабатывать. В этом смысле ответ на вопрос об адресации является даже более приоритетным, по сравнению с выбором способа передачи команды. Таким образом, определив нужное обсуждение, определен и то, как будет определяться состав обрабатываемых сообщений: автоматически (если используется адресация через свойства обсуждения) или программная (если используется адресация через свойства каждого, конкретного, сообщения).</text:p>
      <text:p text:style-name="Text_20_body">С точки зрения данных, передаваемых в сообщение, видно, что самым универсальным способом ответить на все заданные вопросы является использование свойства Данные каждого сообщения. С точки зрения чисто не интерактивных действий, выглядит вполне разумным такое построение схемы взаимодействия, когда в системе формируется служебное обсуждение (с заранее известным ключом обсуждения), в свойстве сообщения Данные указываются все данные, необходимые для выполнения действия: команда, участники команды, параметры команды и т. д. Очевидно, что такой подход не подойдет для интерактивных команд. В этом случае придется решать проблему с передаваемыми данными с помощью разбора текста сообщения.</text:p>
      <text:h text:style-name="Heading_20_5" text:outline-level="5"><text:bookmark text:name="_ref514753534"/><text:bookmark text:name="TI000002048"/><text:bookmark text:name="IssOgl4_27.4.4.3.2_Примеры_реализации"/><text:soft-page-break/>27.4.4.3.2. Примеры реализации</text:h>
      <text:h text:style-name="Heading_20_6" text:outline-level="6"><text:bookmark text:name="TI000002049"/><text:bookmark text:name="IssOgl5_Общая_информация"/>Общая информация</text:h>
      <text:p text:style-name="Text_20_body">Рассмотрим несколько примеров реализации обработки сообщений на встроенном языке. Следует помнить, что приводятся примеры, демонстрирующие те или иных особенности механизма, а не законченные инструменты решения какой-либо задачи.</text:p>
      <text:h text:style-name="Heading_20_6" text:outline-level="6"><text:bookmark text:name="TI000002050"/><text:bookmark text:name="IssOgl5_Пример_1"/>Пример 1</text:h>
      <text:p text:style-name="Text_20_body">Общая схема подписки на какое-либо обсуждение выглядит достаточно просто. Для этого следует знать только значение, которое однозначно идентифицирует обсуждение. В этой роли выступает идентификатор обсуждения или его (обсуждения) ключ. Таким образом, подписка на обработку новых сообщений существующего обсуждения выглядит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Процедура ПодписатьсяНаСлужебноеОбсуждение(КлючСлужебногоОбсуждения) Экспорт</text:p>
      <text:p text:style-name="Preformatted_20_Text"><text:s text:c="4"/>ОбработкаПодключения = Новый ОписаниеОповещения("ЗавершениеПодключения", СообщенияКлиент, , "ОшибкаПодключения", СообщенияКлиент);</text:p>
      <text:p text:style-name="Preformatted_20_Text"><text:s text:c="4"/>ОбработкаСообщенийСервера = Новый ОписаниеОповещения("ОбработкаСообщенийСервера", СообщенияКлиент);</text:p>
      <text:p text:style-name="Preformatted_20_Text"><text:s text:c="4"/>СистемаВзаимодействия.НачатьПодключениеОбработчикаНовыхСообщений(ЗавершениеПодключения, КлючСлужебногоОбсуждения, ОбработкаСообщенийСервера);</text:p>
      <text:p text:style-name="Preformatted_20_Text">КонецПроцедуры</text:p>
      <text:p text:style-name="Preformatted_20_Text">Процедура ОбработкаСообщенийСервера(Сообщение, ДополнительныеПараметры) Экспорт</text:p>
      <text:p text:style-name="Preformatted_20_Text"><text:s text:c="4"/>// в данном обработчике будет выполняться обработка новых сообщений</text:p>
      <text:p text:style-name="Preformatted_20_Text">КонецПроцедуры</text:p>
      <text:p text:style-name="Preformatted_20_Text">Процедура ЗавершениеПодключения(ДополнительныеПараметры) Экспорт</text:p>
      <text:p text:style-name="Preformatted_20_Text"><text:s text:c="4"/>// в данном обработчике будет выполняться обработка завершения подключения обработчика</text:p>
      <text:p text:style-name="Preformatted_20_Text">КонецПроцедуры</text:p>
      <text:p text:style-name="Preformatted_20_Text">Процедура ОшибкаПодключения(ИнфоОбОшибке, СтандартнаяОбработка, ДополнительныеПараметры) Экспорт</text:p>
      <text:p text:style-name="Preformatted_20_Text"><text:s text:c="4"/>// в данном обработчике будет выполняться обработка ошибок подключения обработчика</text:p>
      <text:p text:style-name="P1">КонецПроцедуры</text:p>
      <text:p text:style-name="Text_20_body">В данном примере нет разницы (с точки зрения синтаксиса метода) каким образом выполняется идентификация обсуждения. Хотя формальный параметр и называется КлючСлужебногоОбсуждения, его фактическим значением может быть и ключ и идентификатор обсуждения.</text:p>
      <text:h text:style-name="Heading_20_6" text:outline-level="6"><text:bookmark text:name="TI000002051"/><text:bookmark text:name="IssOgl5_Пример_2"/>Пример 2</text:h>
      <text:p text:style-name="Text_20_body">Данный пример демонстрирует создание обсуждения, предназначенного для выполнения единственного действия, а также реализация этого действия и отправку команды на выполнение действия.</text:p>
      <text:p text:style-name="Text_20_body">Будет создано обсуждение, которое предназначено только для посылки команды на перезапуск клиентского приложения для определенного пользователя (или пользователей).</text:p>
      <text:p text:style-name="Text_20_body">Команда будет выполнена в том случае, если нужный пользователь указан в сообщении. В качестве идентификатора обсуждения будет выступать ключ.</text:p>
      <text:p text:style-name="Text_20_body">Создание такого обсуждения будет выполняться на сервере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Обсуждение = СистемаВзаимодействия.СоздатьОбсуждение();</text:p>
      <text:p text:style-name="Preformatted_20_Text">Обсуждение.Отображаемое = Ложь;</text:p>
      <text:p text:style-name="Preformatted_20_Text">Обсуждение.Ключ = "ПерезапускКлиентов";</text:p>
      <text:p text:style-name="Preformatted_20_Text">Обсуждение.Участники.Добавить(СистемаВзаимодействия.СтандартныеПользователи.ВсеПользователиПриложения);</text:p>
      <text:p text:style-name="P1">Обсуждение.Записать();</text:p>
      <text:p text:style-name="Text_20_body">Отправка сообщения в такое обсуждение может выглядеть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ИдентификаторОбсуждения = СистемаВзаимодействия.ПолучитьОбсуждение("ПерезапускКлиентов");</text:p>
      <text:p text:style-name="Preformatted_20_Text">АдресатыКоманды = Новый Массив;</text:p>
      <text:p text:style-name="Preformatted_20_Text">АдресатыКоманды.Добавить(&lt;ИдентификаторПользователя1&gt;);</text:p>
      <text:p text:style-name="Preformatted_20_Text"><text:soft-page-break/>АдресатыКоманды.Добавить(&lt;ИдентификаторПользователяN&gt;);</text:p>
      <text:p text:style-name="Preformatted_20_Text">Сообщение = СистемаВзаимодействия.СоздатьСообщение(ИдентификаторОбсуждения);</text:p>
      <text:p text:style-name="Preformatted_20_Text">Сообщение.Данные = АдресатыКоманды;</text:p>
      <text:p text:style-name="P1">Сообщение.Записать();</text:p>
      <text:p text:style-name="Text_20_body">Сообщение всегда должно содержать или текст или данные, даже если эти компоненты не анализируются системой.</text:p>
      <text:p text:style-name="Text_20_body">В обработчике новых сообщений может быть следующий код на встроенном языке:</text:p>
      <text:p text:style-name="Text_20_body"><text:a xlink:type="simple" xlink:href="javascript:" text:style-name="Internet_20_link" text:visited-style-name="Visited_20_Internet_20_Link">Копировать в буфер обмена</text:a> </text:p>
      <text:p text:style-name="Preformatted_20_Text">ТекущийПользователь = СистемаВзаимодействия.ИдентификаторТекущегоПользователя();</text:p>
      <text:p text:style-name="Preformatted_20_Text">Если Сообщение.Данные.Содержит(ТекущийПользователь) Тогда</text:p>
      <text:p text:style-name="Preformatted_20_Text"><text:s text:c="4"/>ЗавершитьРаботуСистемы(Ложь, Истина);</text:p>
      <text:p text:style-name="P1">КонецЕсли;</text:p>
      <text:p text:style-name="Text_20_body">Примечание. Плохо в этом примере то, что он перезапускает приложение «не глядя» на то, что делает пользователь. В реальной системе так делать не следует.</text:p>
      <text:h text:style-name="Heading_20_6" text:outline-level="6"><text:bookmark text:name="TI000002052"/><text:bookmark text:name="IssOgl5_Пример_3"/>Пример 3</text:h>
      <text:p text:style-name="Text_20_body">Еще одним вариантом реализации обработки сообщений будет рассмотрена реализация одного обсуждения, которое предназначено для всего служебного трафика внутри системы. Обсуждение идентифицируется ключом, а «подробности» заказываемого действия находятся в свойстве сообщения Данные:</text:p>
      <text:p text:style-name="Text_20_body">● свойство Команда содержит команду, которая должна быть выполнена;</text:p>
      <text:p text:style-name="Text_20_body">● свойство Адресат ‑ содержит пользователя, который выполняет команду.</text:p>
      <text:p text:style-name="Text_20_body">Отправка команды будет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ИдентификаторОбсуждения = СистемаВзаимодействия.ПолучитьОбсуждение("КомандныйКанал");</text:p>
      <text:p text:style-name="Preformatted_20_Text">Параметры = Новый Структура;</text:p>
      <text:p text:style-name="Preformatted_20_Text">Параметры.Вставить("Команда", "Перезапуск");</text:p>
      <text:p text:style-name="Preformatted_20_Text">Параметры.Вставить("Адресат", ИдентификаторПолучателя);</text:p>
      <text:p text:style-name="Preformatted_20_Text">Сообщение = СистемаВзаимодействия.СоздатьСообщение(ИдентификаторОбсуждения);</text:p>
      <text:p text:style-name="Preformatted_20_Text">Сообщение.Данные = Параметры;</text:p>
      <text:p text:style-name="P1">Сообщение.Записать();</text:p>
      <text:p text:style-name="Text_20_body">Обработка сообщения будет выглядеть аналогично предыдущему примеру:</text:p>
      <text:p text:style-name="Text_20_body"><text:a xlink:type="simple" xlink:href="javascript:" text:style-name="Internet_20_link" text:visited-style-name="Visited_20_Internet_20_Link">Копировать в буфер обмена</text:a> </text:p>
      <text:p text:style-name="Preformatted_20_Text">ТекущийПользователь = СистемаВзаимодействия.ИдентификаторТекущегоПользователя();</text:p>
      <text:p text:style-name="Preformatted_20_Text">Если Сообщение.Данные.Адресат = ТекущийПользователь Тогда</text:p>
      <text:p text:style-name="Preformatted_20_Text"><text:s text:c="4"/>Если Сообщение.Данные.Команда = "Перезапуск" Тогда</text:p>
      <text:p text:style-name="Preformatted_20_Text"><text:s text:c="8"/>ЗавершитьРаботуСистемы(Ложь, Истина);</text:p>
      <text:p text:style-name="Preformatted_20_Text"><text:s text:c="4"/>КонецЕсли;</text:p>
      <text:p text:style-name="P1">КонецЕсли;</text:p>
      <text:h text:style-name="Heading_20_5" text:outline-level="5"><text:bookmark text:name="TI000002053"/><text:bookmark text:name="IssOgl4_27.4.4.3.3_Реализация_робота"/>27.4.4.3.3. Реализация робота</text:h>
      <text:p text:style-name="Text_20_body">Если требуется реализовать некоторого робота, который будет реагировать на сообщения («бота»), которые интерактивно формирует пользователь, то логика работы будет несколько другой. В этом случае необходимо подписываться не на получение нового сообщения, а на факт отправки сообщения. Для этого существует метод ПодключитьОбработчикПослеОтправкиСообщения(). Подключенный обработчик будет срабатывать каждый раз после того, как пользователь отправит интерактивное сообщение. Срабатывать обработчик будет на том клиентском компьютере, на котором пользователь ввел сообщение. В подключенный обработчик события поступит введенное сообщение и обсуждение, в рамках которого оправлено сообщение.</text:p>
      <text:p text:style-name="Text_20_body">Дальнейшая реакция опять зависит от логики прикладного решения. В обработчике можно проанализировать текст сообщения и что-то ответить в том случае, если в этом тексте обнаружены ключевые слова. В <text:soft-page-break/>обработчике можно проанализировать участников обсуждения и ответить только в том случае, если пользователь, который олицетворяет робота, входит в состав участников и т. д.</text:p>
      <text:p text:style-name="Text_20_body"><text:a xlink:type="simple" xlink:href="javascript:" text:style-name="Internet_20_link" text:visited-style-name="Visited_20_Internet_20_Link">Копировать в буфер обмена</text:a> </text:p>
      <text:p text:style-name="Preformatted_20_Text">// === Код на стороне клиентского приложения</text:p>
      <text:p text:style-name="Preformatted_20_Text">Процедура СоздатьРобота() Экспорт</text:p>
      <text:p text:style-name="Preformatted_20_Text"><text:s text:c="4"/>Обработчик = Новый ОписаниеОповещения("ОбработкаОтправкиСообщения", СообщенияКлиент);</text:p>
      <text:p text:style-name="Preformatted_20_Text"><text:s text:c="4"/>СистемаВзаимодействия.ПодключитьОбработчикПослеОтправкиСообщения(Обработчик);</text:p>
      <text:p text:style-name="Preformatted_20_Text">КонецПроцедуры</text:p>
      <text:p text:style-name="Preformatted_20_Text">Процедура ОбработкаОтправкиСообщения(Сообщение, Обсуждение, ДополнительныеПараметры) Экспорт</text:p>
      <text:p text:style-name="Preformatted_20_Text"><text:s text:c="4"/>Если СтрНачинаетсяС(Сообщение.Текст, "?") Тогда</text:p>
      <text:p text:style-name="Preformatted_20_Text"><text:s text:c="8"/>// здесь вызывается реализация робота (бота)</text:p>
      <text:p text:style-name="Preformatted_20_Text"><text:s text:c="8"/>СоздатьСообщениеРобота(Обсуждение.Идентификатор, "Я робот!");</text:p>
      <text:p text:style-name="Preformatted_20_Text"><text:s text:c="4"/>КонецЕсли;</text:p>
      <text:p text:style-name="Preformatted_20_Text">КонецПроцедуры</text:p>
      <text:p text:style-name="Preformatted_20_Text">// === Код на стороне серверного приложения</text:p>
      <text:p text:style-name="Preformatted_20_Text">Процедура СоздатьСообщениеРобота(ИдентификаторОбсуждения, ТекстСообщения) Экспорт</text:p>
      <text:p text:style-name="Preformatted_20_Text"><text:s text:c="4"/>Обсуждение = СистемаВзаимодействия.ПолучитьОбсуждение(ИдентификаторОбсуждения);</text:p>
      <text:p text:style-name="Preformatted_20_Text"><text:s text:c="4"/>Сообщение = СистемаВзаимодействия.СоздатьСообщение(Обсуждение);</text:p>
      <text:p text:style-name="Preformatted_20_Text"><text:s text:c="4"/>Сообщение.Текст = ТекстСообщения;</text:p>
      <text:p text:style-name="Preformatted_20_Text"><text:s text:c="4"/>Сообщение.Записать();</text:p>
      <text:p text:style-name="P1">КонецПроцедуры</text:p>
      <text:p text:style-name="Text_20_body">Вышеуказанный пример подключает обработчик отправки сообщения, в котором выполняется анализ сообщения, введенного пользователем. Если сообщение начинается с символа «?», то считается, что такое сообщение адресовано роботу. В этом случае робот ответит в обсуждение сообщением Я робот!.</text:p>
      <text:h text:style-name="Heading_20_4" text:outline-level="4"><text:bookmark text:name="TI000001963"/><text:bookmark text:name="IssOgl3_27.4.4.4_Установка_действий_в_сообщение"/>27.4.4.4. Установка действий в сообщение</text:h>
      <text:p text:style-name="Text_20_body">При разработке роботов может возникнуть потребность разместить в сообщении некоторые «команды», чтобы пользователь мог быстро выполнить необходимое действие. Для реализации этого в объекте сообщения есть свойство Действия. Данное свойство представляет собой список значений, который содержит информацию о «командах». В качестве значения элемента списка значений указывается требуемое действие, а в качестве представления ‑ представление этого действия в сообщении. Если к сообщению не подключен обработчик действия сообщения (метод ПодключитьОбработчикДействияСообщения()), то в качестве действия имеет смысл передавать только навигационную ссылку приложения или URL. Если обработчик подключен, то в качестве действия может выступать любое значение, которое будет проанализировано в обработчике. В случае подключенного обработчика система не будет пытаться выполнить переход, а «считает», что разработчик самостоятельно реализует обработку возможных действий.</text:p>
      <text:h text:style-name="Heading_20_3" text:outline-level="3"><text:bookmark text:name="_ref512354356"/><text:bookmark text:name="TI000002046"/><text:bookmark text:name="IssOgl2_27.4.5_Совместное_использование"/>27.4.5. Совместное использование</text:h>
      <text:p text:style-name="Text_20_body">Система взаимодействия позволяет объединить несколько приложений, зарегистрированных в системе взаимодействия, в единое пространстве. В случае объединения приложений, в качестве пользователей системы взаимодействия выступают пользователи всех объединенных приложений. При объединении приложений, также, становится доступной возможность обмена сообщениями между приложениями. Объединять приложения может только владелец абонента всех объединяемых приложений. Совместное использование поддерживается:</text:p>
      <text:p text:style-name="Text_20_body">● сервисом 1cDialog.com,</text:p>
      <text:p text:style-name="Text_20_body">● продуктом 1С:Сервер взаимодействия.</text:p>
      <text:p text:style-name="Text_20_body">Для объединения приложений можно использовать стандартную функцию системы «1С:Предприятие» (при использовании сервиса 1cDialog.com) или реализовать нужный код на встроенном языке (при использовании экземпляра продукта 1С:Сервер взаимодействия).</text:p>
      <text:p text:style-name="Text_20_body">В качестве примера необходимости такого объединения можно привести работу территориально-распределенного предприятия, например сети магазинов и центральный офис сети. Каждый магазин и <text:soft-page-break/>центральный офис имеют собственную информационную базу. В центральном офисе можно развернуть экземпляр продукта 1С:Сервер взаимодействия или воспользоваться сервисом 1cDialog.com. Базы данных регистрируются в выбранном сервисе (каждый магазин и база центрального офиса). Затем происходит объединение получившихся приложений. В результате получается единое информационное пространство, позволяющее обмениваться сообщениями пользователям всех баз данных в реальном масштабе времени.</text:p>
      <text:p text:style-name="Text_20_body">Для объединения приложений необходимо использовать объект СовместноеИспользованиеПриложенийСистемыВзаимодействия. Перечень объединяемых приложений задается с помощью свойства этого объекта Приложения. Данное свойство можно заполнить на основании результата использования функции ПолучитьПриложенияАбонента(). Данный метод следует вызывать при работе от имени пользователя, являющегося владельцем абонента.</text:p>
      <text:p text:style-name="Text_20_body">Кроме списка объединяемых приложений, объект СовместноеИспользованиеПриложенийСистемыВзаимодействия позволяет указать, каким образом будут сопоставляться пользователи системы взаимодействия объединяемых приложений:</text:p>
      <text:p text:style-name="Text_20_body">● По имени (значение Имя) ‑ в этом случае одинаковыми будут считаться пользователи системы взаимодействия, у которых одинаковое свойство Имя.</text:p>
      <text:p text:style-name="Text_20_body">● По полному имени (значение ПолноеИмя) ‑ в этом случае одинаковыми будут считаться пользователи системы взаимодействия, у которых одинаковое свойство ПолноеИмя.</text:p>
      <text:p text:style-name="Text_20_body">● По ключу сопоставления (значение КлючСопоставления) ‑ в этом случае одинаковыми будут считаться пользователи системы взаимодействия, у которых одинаковое свойство КлючСопоставления. Таким образом, можно выполнить выборочное сопоставление пользователей приложений. Для тех пользователей, которых необходимо сопоставить между разными приложениями, следует указать свойство КлючСопоставления. В этом случае пользователи с одинаковыми ключами будут прозрачны для объединенных приложений, а остальные пользователи будут доступны только в рамках «своих» приложений системы взаимодействия.</text:p>
      <text:p text:style-name="Text_20_body">Выбор способа сопоставления пользователей осуществляется с помощью свойства СопоставлениеПользователей.</text:p>
      <text:p text:style-name="Text_20_body">Наконец свойство СопоставлениеКонтекстовОбсуждений объекта СовместноеИспользованиеПриложенийСистемыВзаимодействия позволяет указать, что объекты, которые в разных приложениях обладают одинаковыми идентификаторами ‑ будут считаться одинаковыми в рамках информационного пространства объединенных приложений. Так, если в рамках распределенной информационной системы установлено сопоставление контекстов обсуждений, то открывается возможность обсуждать один документ из разных приложений (информационных баз).</text:p>
      <text:p text:style-name="Text_20_body">При объединении нескольких приложений, эти приложения начинают работать по схеме «все со всеми». Т.е. каждое из объединенных приложений получает возможность взаимодействовать с любым другим приложением из списка объединенных. В тоже время, система взаимодействия не поддерживает использование такой схемы: Приложение1 объединяется с Приложение2, а Приложение2 объединяется с Приложение3 и при этом Приложение3 не может взаимодействовать с Приложение1.</text:p>
      <text:p text:style-name="Text_20_body">Для отмены сопоставления приложений служит метод ОтменитьСовместноеИспользованиеПриложенийАбонента(). Отмена совместного использования выполняется аналогично установке сопоставления: формируется список приложений, которые больше нет необходимости использовать совместно (но не меньше двух), и вызывается метод ОтменитьСовместноеИспользованиеПриложенийАбонента().</text:p>
      <text:p text:style-name="Text_20_body">С помощью метода СовместноеИспользованиеПриложенийВзаимодействия() можно получить список совместно используемых приложений и параметров совместного использования. При этом следует учитывать тот факт, что совместно используемые приложения возвращаются парами.</text:p>
      <text:h text:style-name="Heading_20_2" text:outline-level="2"><text:bookmark text:name="TI000001911"/><text:bookmark text:name="IssOgl1_27.5_Администрирование"/><text:soft-page-break/>27.5. Администрирование</text:h>
      <text:p text:style-name="Text_20_body">Описание администрирования системы взаимодействия см. <text:a xlink:type="simple" xlink:href="https://its.1c.ru/db/v8313doc/bookmark/adm/TI000000755" office:target-frame-name="_top" xlink:show="replace" text:style-name="Internet_20_link" text:visited-style-name="Visited_20_Internet_20_Link">здесь</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8:05:26.394522813</dc:date>
    <meta:editing-duration>PT47M33S</meta:editing-duration>
    <meta:editing-cycles>35</meta:editing-cycles>
    <meta:generator>LibreOffice/5.1.6.2$Linux_X86_64 LibreOffice_project/10m0$Build-2</meta:generator>
    <meta:document-statistic meta:table-count="0" meta:image-count="0" meta:object-count="0" meta:page-count="16" meta:paragraph-count="281" meta:word-count="5528" meta:character-count="49360" meta:non-whitespace-character-count="43969"/>
  </office:meta>
</office:document-meta>
</file>